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b15c"/>
    </style:style>
    <style:style style:name="P2" style:family="paragraph" style:parent-style-name="Standard">
      <style:text-properties officeooo:rsid="0008b15c" officeooo:paragraph-rsid="0008b15c"/>
    </style:style>
    <style:style style:name="P3" style:family="paragraph" style:parent-style-name="Standard">
      <style:text-properties officeooo:paragraph-rsid="000bdd9d"/>
    </style:style>
    <style:style style:name="T1" style:family="text">
      <style:text-properties officeooo:rsid="0008b15c"/>
    </style:style>
    <style:style style:name="T2" style:family="text">
      <style:text-properties officeooo:rsid="0009b3fa"/>
    </style:style>
    <style:style style:name="T3" style:family="text">
      <style:text-properties officeooo:rsid="000bdd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V 200 1200.00 2500.00</text:p>
      <text:p text:style-name="Standard"/>
      <text:p text:style-name="Standard">RR Carlos Massa 555.555.333-99 12 12 2024</text:p>
      <text:p text:style-name="Standard">V001 A27 economica 1200.00 CGH RAO</text:p>
      <text:p text:style-name="Standard">RR Maria Massa 444.555.333-93 12 12 2024</text:p>
      <text:p text:style-name="Standard">V001 A31 economica 1200.00 CGH RAO</text:p>
      <text:p text:style-name="Standard">RR Roberto Carlos 555.333.333-89 12 12 2024</text:p>
      <text:p text:style-name="Standard">V001 P12 executiva 2500.00 CGH RAO</text:p>
      <text:p text:style-name="Standard">RR Euclides Simon 222.111.333-12 12 12 2024</text:p>
      <text:p text:style-name="Standard">V001 B01 economica 1200.00 CGH RAO</text:p>
      <text:p text:style-name="Standard">RR Marta Rocha 999.888.222-21 12 12 2024</text:p>
      <text:p text:style-name="Standard">V001 C02 executiva 2500.00 CGH RAO</text:p>
      <text:p text:style-name="P2">RR Taylor Swift 111.222.333-44 12 12 2024</text:p>
      <text:p text:style-name="P1"><text:span text:style-name="T1">V001 A22 executiva </text:span><text:span text:style-name="T2">2500</text:span><text:span text:style-name="T1">.00 CGH RAO</text:span></text:p>
      <text:p text:style-name="P2">RR Clarice Lispector 111.999.333-44 12 12 2024</text:p>
      <text:p text:style-name="P1"><text:span text:style-name="T1">V001 L45 executiva </text:span><text:span text:style-name="T2">2500</text:span><text:span text:style-name="T1">.00 CGH RAO</text:span></text:p>
      <text:p text:style-name="P2">RR Lygia Telles 111.222.000-44 12 12 2024</text:p>
      <text:p text:style-name="P2">V001 D42 economica 1200.00 CGH RAO</text:p>
      <text:p text:style-name="Standard">RR Clara Nunes 111.000.123-45 12 12 2024</text:p>
      <text:p text:style-name="Standard">V001 C09 executiva 2500.00 CGH RAO</text:p>
      <text:p text:style-name="P2">RR Pedro Pascal 878.222.333-44 12 12 2024</text:p>
      <text:p text:style-name="P1"><text:span text:style-name="T1">V001 P22 executiva </text:span><text:span text:style-name="T2">2500</text:span><text:span text:style-name="T1">.00 CGH RAO</text:span></text:p>
      <text:p text:style-name="P2">RR Mariana Ayumi 111.989.333-44 12 12 2024</text:p>
      <text:p text:style-name="P1"><text:span text:style-name="T1">V001 A33 executiva </text:span><text:span text:style-name="T2">2500</text:span><text:span text:style-name="T1">.00 CGH RAO</text:span></text:p>
      <text:p text:style-name="P1"/>
      <text:p text:style-name="P3">RR Clara <text:span text:style-name="T3">Petra</text:span> <text:span text:style-name="T3">565</text:span>.000.123-45 12 12 2024</text:p>
      <text:p text:style-name="P3">V001 C<text:span text:style-name="T3">1</text:span>9 executiva 2500.00 CGH RAO</text:p>
      <text:p text:style-name="P3"><text:span text:style-name="T1">RR Pedro </text:span><text:span text:style-name="T3">Loiro</text:span><text:span text:style-name="T1"> </text:span><text:span text:style-name="T3">232</text:span><text:span text:style-name="T1">.222.333-44 12 12 2024</text:span></text:p>
      <text:p text:style-name="P3"><text:span text:style-name="T1">V001 </text:span><text:span text:style-name="T3">L01</text:span><text:span text:style-name="T1"> executiva </text:span><text:span text:style-name="T2">2500</text:span><text:span text:style-name="T1">.00 CGH RAO</text:span></text:p>
      <text:p text:style-name="P3"><text:span text:style-name="T1">RR </text:span><text:span text:style-name="T3">Carolina</text:span><text:span text:style-name="T1"> Ayumi 111.</text:span><text:span text:style-name="T3">788</text:span><text:span text:style-name="T1">.333-44 12 12 2024</text:span></text:p>
      <text:p text:style-name="P3"><text:span text:style-name="T1">V001 A</text:span><text:span text:style-name="T3">36</text:span><text:span text:style-name="T1"> executiva </text:span><text:span text:style-name="T2">2500</text:span><text:span text:style-name="T1">.00 CGH RAO</text:span></text:p>
      <text:p text:style-name="Standard"/>
      <text:p text:style-name="Standard">MR 555.555.333-99 Carlos Massa 555.555.333-</text:p>
      <text:p text:style-name="Standard">99 A30</text:p>
      <text:p text:style-name="Standard"/>
      <text:p text:style-name="P1">CR 555.333.333-89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6T09:54:45.358309062</meta:creation-date>
    <dc:date>2024-06-18T11:33:45.474269339</dc:date>
    <meta:editing-duration>PT20H59M2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195" meta:character-count="1145" meta:non-whitespace-character-count="982"/>
  </office:meta>
</office:document-meta>
</file>